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d26b" officeooo:paragraph-rsid="0007d2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ährend es nicht explit erwähnt ist, haben wir ein weiteren constraint in unseren Einteilungsalgorithmus eingebaut:</text:p>
      <text:p text:style-name="P1">Paare mit der gleichen Küche dürfen nicht in der selben Gruppe eingeteilt werden, bzw. im gleichen 9er- Gruppencluster.<text:line-break/>Dafür gibt es zuerst den Grund, dass das Verhindern von der Einteilung von gleichen Küchen zu den gleichen Gängen stark erschwert ist, wenn diese im gleichen Cluster sind. Besonders weil gleiche Küchen aufgrund ihrer Nähe zur Eventlocation oft einem ähnlichen Gang zugeteilt werden, ist die dynamische Überwachung des constraints innerhalb eines Clusters schwer.<text:line-break/>Zusätzlich hat unser constraint noch einen praktischen Grund, denn es macht natürlich Sinn bei einem Kennenlernevent Gruppen mit bekannten Personen zu vermeid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9T19:46:54.928000000</meta:creation-date>
    <dc:date>2024-07-09T19:55:51.888000000</dc:date>
    <meta:editing-duration>PT8M57S</meta:editing-duration>
    <meta:editing-cycles>1</meta:editing-cycles>
    <meta:document-statistic meta:table-count="0" meta:image-count="0" meta:object-count="0" meta:page-count="1" meta:paragraph-count="2" meta:word-count="108" meta:character-count="759" meta:non-whitespace-character-count="653"/>
    <meta:generator>LibreOffice/7.6.2.1$Windows_X86_64 LibreOffice_project/56f7684011345957bbf33a7ee678afaf4d2ba333</meta:generator>
  </office:meta>
</office:document-meta>
</file>